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wami Nastaliq OT" svg:font-family="'Awami Nastaliq O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OT" fo:font-size="15pt" style:font-size-asian="15pt" style:font-name-complex="Awami Nastaliq OT" style:font-size-complex="15pt"/>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3 </text:p>
      <text:p text:style-name="P1">\s حیاتِ نو کے بارے میں سیدنا عیسٰی (س ع) کا ارشاد</text:p>
      <text:p text:style-name="P1">\p <text:bookmark text:name="cv3_1"/>\v 1 اہلِ یہود (کی شرعی عدالتِ عالیہ) کے پیشواؤں<text:bookmark text:name="caller_ID0EKB"/><text:span text:style-name="T1">؂۱</text:span> میں سے ایک اِفرِیسی<text:bookmark text:name="caller_ID0ENE"/><text:span text:style-name="T1">؂۲ </text:span>عالم تھا جس کا نام تھا مُظفر۔<text:bookmark text:name="caller_ID0EMF"/>؂۳ <text:bookmark text:name="cv3_2"/>\v 2 (ایک دفعہ) رات کے وقت<text:bookmark text:name="caller_ID0ENG"/>؂۴ وہ سیدنا عیسٰی سلامہٗ علینا کے پاس آیا۔ کہنے لگا: ”قبلہ<text:bookmark text:name="caller_ID0EPAAC"/>؂۵! ہم (عالم) لوگ یہ سمجھتے ہیں<text:bookmark text:name="caller_ID0EEBAC"/>؂۶ کہ آپ (س ع) جیسا معلم<text:bookmark text:name="caller_ID0E1CAC"/>؂۷ مِن جانبِ اللہ ہی ہو سکتا ہے۔ ورنہ آپ (س ع) کے معجزات بجُز اللہ کی (مرضی و) معاونت<text:bookmark text:name="caller_ID0EPEAC"/>؂۸ کے ناممکن ہوتے۔“ <text:bookmark text:name="cv3_3"/>\v 3 سیدنا عیسٰی (س ع) نے اُس سے فرمایا: \wj ”مَیں تم سے ایک حقیقت بیان کر رہا ہوں کہ جب تک کسی شخص<text:bookmark text:name="caller_ID0EUGAC"/>؂۹ کو اوپر (والے کی طرف) سے از سرِ نَو<text:bookmark text:name="caller_ID0ECIAC"/>؂۱۰ پیدا ہونے کا تجربہ نہ ہو جائے، وہ سلطنتِ الٰہیہ<text:bookmark text:name="caller_ID0ERMAC"/>؂۱۱ کو پا نہیں سکتا۔<text:bookmark text:name="caller_ID0E6NAC"/>؂۱۲“\wj* <text:bookmark text:name="cv3_4"/>\v 4 مُظفر کہنے لگا: ”(مجھ جیسا) ایک عمررسیدہ شخص پھر سے کیسے پیدا ہو؟ وہ اپنی ماں کی کوکھ سے دوبارہ جنم لینے سے تو رہا!“ <text:bookmark text:name="cv3_5"/>\v 5 سیدنا عیسٰی (س ع) نے فرمایا: \wj ”(دیکھو!) مَیں تم سے حقیقت بیان کر رہا ہوں کہ جب تک روحِ خدائے اقدس انسان (کے باطن) کو پانی کی طرح پاک صاف کر کے اُس میں حیاتِ نَو پھونک نہ دے<text:bookmark text:name="caller_ID0EHCAE"/>؂۱۳<text:bookmark text:name="caller_ID0ETHAE"/>؂۱۴، وہ سلطنتِ الٰہیہ میں داخل ہی نہیں ہو سکتا۔ <text:bookmark text:name="cv3_6"/>\v 6 انسان جسمانی طور پر اپنے والدین سے پیدا ہوتا ہے اور روحانی طور پر روحِ خدائے اقدس سے۔<text:bookmark text:name="caller_ID0ECPAE"/>؂۱۵ <text:bookmark text:name="cv3_7"/>\v 7 میرے اِس کہنے سے تم<text:bookmark text:name="caller_ID0EFXAE"/>؂۱۶ حیرت‌زدہ نہ ہو کہ تم لوگوں<text:bookmark text:name="caller_ID0EVYAE"/>؂۱۷ کے لئے حیاتِ نَو لازم<text:bookmark text:name="caller_ID0E11AE"/>؂۱۸ ہے۔ <text:bookmark text:name="cv3_8"/>\v 8 (روح کی مثال ہوا کی سی ہے۔) ہوا<text:bookmark text:name="caller_ID0EQ3AE"/>؂۱۹ اپنی مرضی سے چلتی ہے۔ تم صرف اُس کی آواز سن سکتے ہو، مگر اِس بات سے بےخبر رہتے ہو کہ وہ آئی کہاں سے اور گئی کہاں۔ یہی حال ہر اُس آدمی کا ہے جس نے روحِ اقدس سے جنم لیا۔“\wj*</text:p>
      <text:p text:style-name="P1"><text:soft-page-break/>\p <text:bookmark text:name="cv3_9"/>\v 9 مُظفر نے آپ (س ع) سے پوچھا: ”یہ کیونکر ممکن ہوگا؟<text:bookmark text:name="caller_ID0ES6AE"/>؂۲۰“ <text:bookmark text:name="cv3_10"/>\v 10 سیدنا عیسٰی (س ع) نے فرمایا: \wj ”تم<text:bookmark text:name="caller_ID0EABAG"/>؂۲۱ بنی اسرائیل کے معلم<text:bookmark text:name="caller_ID0E4BAG"/>؂۲۲ ہو کر بھی اِن باتوں کا ادراک نہیں رکھتے؟ <text:bookmark text:name="cv3_11"/>\v 11 مَیں تم<text:bookmark text:name="caller_ID0ECDAG"/>؂۲۳ سے حقیقت بیان کر رہا ہوں کہ ہم<text:bookmark text:name="caller_ID0E3DAG"/>؂۲۴ وہی کہتے ہیں جو ہمارے<text:bookmark text:name="caller_ID0EWEAG"/>؂۲۵ علم میں ہے اور اُسی کی گواہی دیتے ہیں جو ہمارے<text:bookmark text:name="caller_ID0EUFAG"/>؂۲۶ ذاتی مشاہدے میں ہے۔ مگر تم لوگ<text:bookmark text:name="caller_ID0EWGAG"/>؂۲۷ ہماری<text:bookmark text:name="caller_ID0EMHAG"/>؂۲۸ گواہی قبول کرنے سے منکر ہو۔ <text:bookmark text:name="cv3_12"/>\v 12 مَیں نے تو ابھی صرف زمینی حقائق<text:bookmark text:name="caller_ID0EVIAG"/>؂۲۹ کا اظہار کیا ہے۔ تمھیں اُن کا بھی اعتماد نہیں، تو عرش کے حالات<text:bookmark text:name="caller_ID0EKKAG"/>؂۳۰ کا کیا یقین کروگے؟\wj*</text:p>
      <text:p text:style-name="P1">\p <text:bookmark text:name="cv3_13"/>\v 13 \wj ”(آج تک) کوئی بھی عرشِ مُعلّٰی پر (جا کے واپس) نہیں پہنچا<text:bookmark text:name="caller_ID0EFMAG"/>؂۳۱ – ما سوا (مجھ) امامِ بنی آدم<text:bookmark text:name="caller_ID0EIQAG"/>؂۳۲ کے – کیوں کہ میرا تو نزول ہی وہیں سے ہؤا ہے۔<text:bookmark text:name="caller_ID0E4QAG"/>؂۳۳ <text:bookmark text:name="cv3_14"/>\v 14 (یاد ہے نا کہ) حضرت موسٰی ؑ نے بیابان میں (کانسی کے بنے ہوئے) سانپ کو ایک لکڑی پر بلند و فراز کیا تھا<text:bookmark text:name="caller_ID0E3TAG"/>؂۳۴ (اور لوگوں کی جان بچ گئی تھی)۔<text:bookmark text:name="caller_ID0EN2AG"/>؂۳۵ بعینہٖ یہ لازم ہے کہ (مجھ) امامِ بنی آدم<text:bookmark text:name="caller_ID0EI6AG"/>؂۳۶ کو (ایک اَور لکڑی یعنی سولی پر) فراز کیا جائے <text:bookmark text:name="cv3_15"/>\v 15 تاکہ مجھ پر ایمان لانے والے حیاتِ جاودانی<text:bookmark text:name="caller_ID0EIABG"/>؂۳۷ سے سرفراز ہوں۔<text:bookmark text:name="caller_ID0EECBG"/>؂۳۸“\wj*<text:bookmark text:name="caller_ID0ETDBG"/>؂۳۹ </text:p>
      <text:p text:style-name="P1">\p <text:bookmark text:name="cv3_16"/>\v 16 (مَیں کاتبِ مصحف ہٰذا کہتا ہوں<text:bookmark text:name="caller_ID0ESEBG"/>؂۴۰ کہ اہلِ) دنیا<text:bookmark text:name="caller_ID0EIJBG"/>؂۴۱ سے اللہ تعالٰی کی محبت<text:bookmark text:name="caller_ID0EVJBG"/>؂۴۲ کا عالَم یہ ہے کہ اُس نے اپنے یکتا<text:bookmark text:name="caller_ID0ESLBG"/>؂۴۳ پروردۂ (ازلی) (س ع)<text:bookmark text:name="caller_ID0EMMBG"/>؂۴۴ کو (اپنی جان نثار کرنے کے لئے) بھیج دیا تاکہ آپ (س ع) پر ایمان لانے والے فنا ہونے<text:bookmark text:name="caller_ID0EJNBG"/>؂۴۵ کی بجائے دائمی زندگی<text:bookmark text:name="caller_ID0E4OBG"/>؂۴۶ سے ہمکنار ہو سکیں۔<text:bookmark text:name="caller_ID0EAQBG"/>؂۴۷ <text:bookmark text:name="cv3_17"/>\v 17 بات یہ ہے کہ اللہ تعالٰی نے اپنے پروردۂ (ازلی) کو اہلِ جہان کو مجرمقرار دینے<text:bookmark text:name="caller_ID0ETSBG"/>؂۴۸ کے لئے نہیں بھیجا، بلکہ (اُنھیں گناہ کی سزا سے بَری کر کے) اُن کا بیڑا پار لگانے کے لئے۔ <text:bookmark text:name="cv3_18"/>\v 18 آپ (س ع) پر ایمان لانے والے سزاوارِ (جہنم) نہیں، بلکہ (اِس کے مستحق) آپ (س ع) کا <text:soft-page-break/>انکار کئے جانے والے ہیں۔ اِس لئے اُن کی سزا کا حکم صادر ہو چکا ہے۔ (اور کیوں نہ ہوتا؟) اُنھوں نے لاثانی پروردۂ پروردگار کی ذات پر ایمان لانے سے انکار جو کر دیا تھا۔ <text:bookmark text:name="cv3_19"/>\v 19 یہ حتمی فیصلہ تھا۔ نور نے جہان کو منور کر دیا، مگر انسان اجالے کا نہیں، بلکہ اندھیروں کا دلدادہ ہے۔ انسان ہمیشہ سیاہ‌کاری کی طرف مائل رہا ہے۔ <text:bookmark text:name="cv3_20"/>\v 20 گناہ کا مرتکب شخص نور سے متنفر ہوتا ہے۔ وہ نور کے اجالے کے قریب بھی نہ پھٹکے گا۔ مبادا اُس نور سے اُس کی سیاہ‌کاری عیاں ہو جائے۔ <text:bookmark text:name="cv3_21"/>\v 21 سچائی کو عملی جامہ پہنانے والا<text:bookmark text:name="caller_ID0EI1BG"/>؂۴۹ نور کے دائرۂ کار میں اِس لئے آتا ہے کہ عیاں ہو جائے کہ اُس کے اعمال اللہ تعالٰی کی منشاء کے عین مطابق (ظہورپذیر) ہوتے ہیں۔</text:p>
      <text:p text:style-name="P1">\s حضرت یحیٰی ؑ کا سیدنا عیسٰی (س ع) کو ایک بار اَور سرفراز کرنا</text:p>
      <text:p text:style-name="P1">\p <text:bookmark text:name="cv3_22"/>\v 22 ازاں بعد، سیدنا عیسٰی سلامہٗ علینا اپنے صحابۂ کرام ؓ کے ہمراہ صوبۂ یہُودیہ کے دیہی علاقے تشریف لے گئے اور اُن ؓ کے ساتھ کچھ وقت گزارا۔ آپ (س ع) وہاں (اپنے صحابۂ کرام ؓ کے ہاتھوں) غسلِ تطہیر بھی کرواتے رہے۔ <text:bookmark text:name="cv3_23"/>\v 23 مقامِ سلیم کے قریب، عینین کے چشموں پر حضرت یحیٰی ؑ بھی غسلِ تطہیر دے رہے تھے کیوں کہ وہاں وافر مقدار میں پانی میسر تھا۔ عوام غسلِ تطہیر کی غرض سے وہاں حضرت یحیٰی ؑ کے پاس آ رہے تھے۔ <text:bookmark text:name="cv3_24"/>\v 24 (یہ اُس وقت کی بات ہے جب) حضرت یحیٰی ؑ کو ابھی تک پابندِ سلاسل نہیں کیا گیا تھا۔</text:p>
      <text:p text:style-name="P1">\p <text:bookmark text:name="cv3_25"/>\v 25 وہاں حضرت یحیٰی ؑ کے صحابۂ کرام ؓ اور کسی یہودی عالم کے درمیان طہارت (کے مسئلے) پر بحث چھڑ گئی۔ <text:bookmark text:name="cv3_26"/>\v 26 حضرت یحیٰی ؑ کے صحابۂ کرام ؓ آپ ؑ کے پاس آ کر کہنے لگے: ”اے معلمِ (روحانی)! دریائے اردن کے پار وہ شخص جو آپ ؑ کے ہمراہ تھا اور جس کی تصدیق آپ ؑ نے کی تھی، اب عوام کو غسلِ تطہیر دے رہا ہے اور سب لوگ اُس کے پاس جا رہے ہیں۔“ <text:bookmark text:name="cv3_27"/>\v 27 حضرت یحیٰی ؑ نے فرمایا: ”جب تک <text:soft-page-break/>خدا کی طرف سے توفیق شاملِ حال نہ ہو، انسان کچھ نہیں کر سکتا۔ <text:bookmark text:name="cv3_28"/>\v 28 (عزیزو!) میرے گواہ رہنا کہ مَیں نے کہا تھا ’مَیں مسیحِ موعود نہیں۔ مَیں تو آپ (س ع) کے پیشرو کی حیثیت سے بھیجا گیا ہوں۔‘ <text:bookmark text:name="cv3_29"/>\v 29 (میری مثال) شہ بالا کی ہے (جو دلھا دلھن) کی گفتگو کھڑا سنتا اور خوشی کے مارے پھولے نہیں سماتا۔ (مسیحِ موعود کی مثال دلھے کی ہے۔) دلھن تو دلھے کی ہوتی ہے۔ مَیں اِس بات پر نہ صرف خوش، بلکہ از حد خوش ہوں (کہ حق بہ حقدار رسید!) <text:bookmark text:name="cv3_30"/>\v 30 اب لازم ہے کہ مسیح بلند سے بلندتر ہوتے جائیں اور مَیں کم سے کمتر!“</text:p>
      <text:p text:style-name="P1">\s عرشِ مُعلّٰی سے آنے والا</text:p>
      <text:p text:style-name="P1">\p <text:bookmark text:name="cv3_31"/>\v 31 زمین کے خاکی باسی کا اظہارِ خیال دنیوی انداز کا ہوتا ہے۔ عرشِ (بریں) سے آنے والا ہر ایک پر مقدم اور بلندترین ہے۔ <text:bookmark text:name="cv3_32"/>\v 32 آپ (س ع) نے تو جو کچھ (عرش پر) دیکھ اور سن رکھا ہے، اُسی کی شہادت دی ہے۔ مگر (صد حیف کہ) آپ (س ع) کی شہادت قبول نہ کی گئی! <text:bookmark text:name="cv3_33"/>\v 33 اِس کے برعکس آپ (س ع) کی شہادت قبول کرنے والوں نے (گویا) صادق کی صداقت پر مُہر لگا دی کہ خدا صادقُ الوعد ہے۔ <text:bookmark text:name="cv3_34"/>\v 34 خدا کی طرف سے بھیجی ہوئی ہستی کا ہر لفظ خدا کا کلام ہے کیوں کہ اُسے خدا نے اپنی روح بےحد و حساب عطا کی ہے۔ <text:bookmark text:name="cv3_35"/>\v 35 پروردگار نے اپنی (بےپایاں) محبت کی بناء پر اپنے پروردۂ (ازلی و اعلٰی) کو مختارِ کُل بنا دیا ہے۔ <text:bookmark text:name="cv3_36"/>\v 36 پروردۂ (پروردگار) پر ایمان لانے والے ہی دائمی زندگی کے حقدار ہیں۔ اِس کے برعکس، آپ (س ع) کے منکر اُس حیات کی شکل بھی نہیں دیکھ پائیں‌گے، بلکہ مَغْضُوب عَلیْھِم میں شامل کر دئے جائیں‌گے۔</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wami Nastaliq OT" svg:font-family="'Awami Nastaliq O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8-24T11:03:58.451000000</meta:creation-date>
    <meta:editing-duration>PT10M14S</meta:editing-duration>
    <meta:editing-cycles>6</meta:editing-cycles>
    <meta:generator>LibreOffice/25.2.4.3$Windows_X86_64 LibreOffice_project/33e196637044ead23f5c3226cde09b47731f7e27</meta:generator>
    <dc:date>2025-06-26T14:21:50.588422500</dc:date>
    <meta:document-statistic meta:table-count="0" meta:image-count="0" meta:object-count="0" meta:page-count="4" meta:paragraph-count="11" meta:word-count="1266" meta:character-count="5514" meta:non-whitespace-character-count="4255"/>
  </office:meta>
</office:document-meta>
</file>